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riptEngine.setContext( Scrip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criptEngine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Engine.eval( String script , Bindings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Engine.AbstractScriptEngine( Bindings 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criptEngine.put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criptEngine.eval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Engine.eval( Reader reader , Bindings 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Engine.eval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Engin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riptEngine.getScriptContext( Bindings 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criptEngine.setBindings( Bindings bindings ,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criptEngine.getBindings(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criptEngine.AbstractScrip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